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1899e3b" officeooo:paragraph-rsid="018872bf"/>
    </style:style>
    <style:style style:name="P2" style:family="paragraph" style:parent-style-name="Heading_20_2">
      <style:text-properties officeooo:rsid="01a6883d" officeooo:paragraph-rsid="01a6883d"/>
    </style:style>
    <style:style style:name="P3" style:family="paragraph" style:parent-style-name="Heading_20_2">
      <style:text-properties officeooo:rsid="01a6883d" officeooo:paragraph-rsid="01b33004"/>
    </style:style>
    <style:style style:name="P4" style:family="paragraph" style:parent-style-name="Heading_20_2">
      <style:text-properties officeooo:rsid="01a6883d" officeooo:paragraph-rsid="01bf0631"/>
    </style:style>
    <style:style style:name="P5" style:family="paragraph" style:parent-style-name="Heading_20_2">
      <style:text-properties officeooo:rsid="01a6883d" officeooo:paragraph-rsid="01d55a9c"/>
    </style:style>
    <style:style style:name="P6" style:family="paragraph" style:parent-style-name="Heading_20_2">
      <style:text-properties officeooo:rsid="01a6883d" officeooo:paragraph-rsid="01e2f793"/>
    </style:style>
    <style:style style:name="P7" style:family="paragraph" style:parent-style-name="Heading_20_2">
      <style:text-properties officeooo:rsid="01a6883d" officeooo:paragraph-rsid="01eab4d5"/>
    </style:style>
    <style:style style:name="P8" style:family="paragraph" style:parent-style-name="Heading_20_2">
      <style:text-properties officeooo:rsid="01a80a04" officeooo:paragraph-rsid="01a80a04"/>
    </style:style>
    <style:style style:name="P9" style:family="paragraph" style:parent-style-name="Heading_20_2">
      <style:text-properties fo:font-weight="normal" officeooo:rsid="01d0cda2" officeooo:paragraph-rsid="01eab4d5" style:font-weight-asian="normal" style:font-weight-complex="normal"/>
    </style:style>
    <style:style style:name="P10" style:family="paragraph" style:parent-style-name="Heading_20_2">
      <style:text-properties fo:font-weight="normal" officeooo:rsid="01e8cdad" officeooo:paragraph-rsid="01f46f58" style:font-weight-asian="normal" style:font-weight-complex="normal"/>
    </style:style>
    <style:style style:name="P11" style:family="paragraph" style:parent-style-name="Standard">
      <style:text-properties officeooo:rsid="01a15224" officeooo:paragraph-rsid="01a15224"/>
    </style:style>
    <style:style style:name="P12" style:family="paragraph" style:parent-style-name="Standard">
      <style:text-properties officeooo:rsid="01a2f610" officeooo:paragraph-rsid="01a47f4c"/>
    </style:style>
    <style:style style:name="P13" style:family="paragraph" style:parent-style-name="Standard">
      <style:text-properties officeooo:rsid="01a47f4c" officeooo:paragraph-rsid="01a47f4c"/>
    </style:style>
    <style:style style:name="P14" style:family="paragraph" style:parent-style-name="Standard">
      <style:text-properties officeooo:rsid="01a80a04" officeooo:paragraph-rsid="01a80a04"/>
    </style:style>
    <style:style style:name="P15" style:family="paragraph" style:parent-style-name="Standard">
      <style:text-properties fo:font-weight="normal" officeooo:rsid="01a15224" officeooo:paragraph-rsid="01a15224" style:font-weight-asian="normal" style:font-weight-complex="normal"/>
    </style:style>
    <style:style style:name="P16" style:family="paragraph" style:parent-style-name="Standard">
      <style:text-properties fo:font-weight="normal" officeooo:rsid="01a15224" officeooo:paragraph-rsid="01a47f4c" style:font-weight-asian="normal" style:font-weight-complex="normal"/>
    </style:style>
    <style:style style:name="P17" style:family="paragraph" style:parent-style-name="Standard">
      <style:text-properties fo:font-weight="normal" officeooo:rsid="01a6883d" officeooo:paragraph-rsid="01a15224" style:font-weight-asian="normal" style:font-weight-complex="normal"/>
    </style:style>
    <style:style style:name="P18" style:family="paragraph" style:parent-style-name="Standard">
      <style:text-properties fo:font-weight="normal" officeooo:rsid="01a80a04" officeooo:paragraph-rsid="01a80a04" style:font-weight-asian="normal" style:font-weight-complex="normal"/>
    </style:style>
    <style:style style:name="P19" style:family="paragraph" style:parent-style-name="Text_20_body">
      <style:paragraph-properties fo:text-align="start" style:justify-single-word="false" style:writing-mode="lr-tb"/>
      <style:text-properties officeooo:rsid="01c40d57" officeooo:paragraph-rsid="01c40d57"/>
    </style:style>
    <style:style style:name="P20" style:family="paragraph" style:parent-style-name="Text_20_body">
      <style:text-properties officeooo:rsid="01a6883d" officeooo:paragraph-rsid="01a6883d"/>
    </style:style>
    <style:style style:name="P21" style:family="paragraph" style:parent-style-name="Text_20_body">
      <style:text-properties officeooo:rsid="01a80a04" officeooo:paragraph-rsid="01a80a04"/>
    </style:style>
    <style:style style:name="P22" style:family="paragraph" style:parent-style-name="Text_20_body">
      <style:text-properties officeooo:rsid="01aae484" officeooo:paragraph-rsid="01aae484"/>
    </style:style>
    <style:style style:name="P23" style:family="paragraph" style:parent-style-name="Text_20_body">
      <style:text-properties officeooo:rsid="01ab8ebe" officeooo:paragraph-rsid="01b33004"/>
    </style:style>
    <style:style style:name="P24" style:family="paragraph" style:parent-style-name="Text_20_body">
      <style:text-properties officeooo:rsid="01aef80c" officeooo:paragraph-rsid="01b19ba9"/>
    </style:style>
    <style:style style:name="P25" style:family="paragraph" style:parent-style-name="Text_20_body">
      <style:text-properties officeooo:rsid="01b19ba9" officeooo:paragraph-rsid="01b19ba9"/>
    </style:style>
    <style:style style:name="P26" style:family="paragraph" style:parent-style-name="Text_20_body">
      <style:text-properties officeooo:rsid="01b7e668" officeooo:paragraph-rsid="01b7e668"/>
    </style:style>
    <style:style style:name="P27" style:family="paragraph" style:parent-style-name="Text_20_body">
      <style:text-properties officeooo:rsid="01c0e255" officeooo:paragraph-rsid="01c0e255"/>
    </style:style>
    <style:style style:name="P28" style:family="paragraph" style:parent-style-name="Text_20_body">
      <style:text-properties officeooo:rsid="01c13055" officeooo:paragraph-rsid="01c13055"/>
    </style:style>
    <style:style style:name="P29" style:family="paragraph" style:parent-style-name="Text_20_body">
      <style:text-properties officeooo:rsid="01c40d57" officeooo:paragraph-rsid="01c40d57"/>
    </style:style>
    <style:style style:name="P30" style:family="paragraph" style:parent-style-name="Text_20_body">
      <style:text-properties officeooo:rsid="01c4740b" officeooo:paragraph-rsid="01c4740b"/>
    </style:style>
    <style:style style:name="P31" style:family="paragraph" style:parent-style-name="Text_20_body">
      <style:text-properties officeooo:rsid="01c930cb" officeooo:paragraph-rsid="01c930cb"/>
    </style:style>
    <style:style style:name="P32" style:family="paragraph" style:parent-style-name="Text_20_body">
      <style:text-properties officeooo:rsid="01d0cda2" officeooo:paragraph-rsid="01eab4d5"/>
    </style:style>
    <style:style style:name="P33" style:family="paragraph" style:parent-style-name="Text_20_body">
      <style:text-properties officeooo:rsid="01d193c3" officeooo:paragraph-rsid="01eab4d5"/>
    </style:style>
    <style:style style:name="P34" style:family="paragraph" style:parent-style-name="Text_20_body">
      <style:text-properties officeooo:rsid="01d3e6b7" officeooo:paragraph-rsid="01ef899a"/>
    </style:style>
    <style:style style:name="P35" style:family="paragraph" style:parent-style-name="Text_20_body">
      <style:text-properties officeooo:rsid="01d9513f" officeooo:paragraph-rsid="01d9513f"/>
    </style:style>
    <style:style style:name="P36" style:family="paragraph" style:parent-style-name="Text_20_body">
      <style:text-properties officeooo:rsid="01dc2c23" officeooo:paragraph-rsid="01eab4d5"/>
    </style:style>
    <style:style style:name="P37" style:family="paragraph" style:parent-style-name="Text_20_body">
      <style:text-properties officeooo:rsid="01de62d0" officeooo:paragraph-rsid="01de62d0"/>
    </style:style>
    <style:style style:name="P38" style:family="paragraph" style:parent-style-name="Text_20_body">
      <style:text-properties officeooo:rsid="01ca1a84" officeooo:paragraph-rsid="01d2a409" fo:background-color="#ffff00"/>
    </style:style>
    <style:style style:name="P39" style:family="paragraph" style:parent-style-name="Text_20_body">
      <style:text-properties officeooo:rsid="01dfd396" officeooo:paragraph-rsid="01dfd396"/>
    </style:style>
    <style:style style:name="P40" style:family="paragraph" style:parent-style-name="Text_20_body">
      <style:text-properties officeooo:rsid="01e14265" officeooo:paragraph-rsid="01e14265"/>
    </style:style>
    <style:style style:name="P41" style:family="paragraph" style:parent-style-name="Text_20_body">
      <style:text-properties officeooo:rsid="01e2f793" officeooo:paragraph-rsid="01e2f793"/>
    </style:style>
    <style:style style:name="P42" style:family="paragraph" style:parent-style-name="Text_20_body">
      <style:text-properties officeooo:rsid="01e6f1fa" officeooo:paragraph-rsid="01e6f1fa"/>
    </style:style>
    <style:style style:name="P43" style:family="paragraph" style:parent-style-name="Text_20_body">
      <style:text-properties officeooo:rsid="01e8cdad" officeooo:paragraph-rsid="01eab4d5"/>
    </style:style>
    <style:style style:name="P44" style:family="paragraph" style:parent-style-name="Text_20_body">
      <style:text-properties officeooo:rsid="01e926c7" officeooo:paragraph-rsid="01eab4d5"/>
    </style:style>
    <style:style style:name="P45" style:family="paragraph" style:parent-style-name="Text_20_body">
      <style:text-properties officeooo:rsid="01ea4394" officeooo:paragraph-rsid="01eab4d5"/>
    </style:style>
    <style:style style:name="P46" style:family="paragraph" style:parent-style-name="Text_20_body">
      <style:text-properties officeooo:rsid="01ee1892" officeooo:paragraph-rsid="01ee1892"/>
    </style:style>
    <style:style style:name="P47" style:family="paragraph" style:parent-style-name="Text_20_body">
      <style:text-properties officeooo:rsid="01ef899a" officeooo:paragraph-rsid="01ef899a"/>
    </style:style>
    <style:style style:name="P48" style:family="paragraph" style:parent-style-name="Text_20_body">
      <style:text-properties officeooo:rsid="01aba12f" officeooo:paragraph-rsid="01b72795"/>
    </style:style>
    <style:style style:name="P49" style:family="paragraph" style:parent-style-name="Text_20_body">
      <style:text-properties officeooo:rsid="01cbe039" officeooo:paragraph-rsid="01e6f1fa"/>
    </style:style>
    <style:style style:name="P50" style:family="paragraph" style:parent-style-name="Text_20_body">
      <style:text-properties fo:font-weight="normal" officeooo:rsid="01ef899a" officeooo:paragraph-rsid="01f46f58" style:font-weight-asian="normal" style:font-weight-complex="normal"/>
    </style:style>
    <style:style style:name="P51" style:family="paragraph" style:parent-style-name="Text_20_body">
      <style:text-properties fo:font-weight="normal" officeooo:rsid="01f5e7a3" officeooo:paragraph-rsid="01f5e7a3" style:font-weight-asian="normal" style:font-weight-complex="normal"/>
    </style:style>
    <style:style style:name="P52" style:family="paragraph" style:parent-style-name="Text_20_body">
      <style:text-properties fo:font-weight="normal" officeooo:rsid="01f5e7a3" officeooo:paragraph-rsid="01f6af36" style:font-weight-asian="normal" style:font-weight-complex="normal"/>
    </style:style>
    <style:style style:name="P53" style:family="paragraph" style:parent-style-name="Text_20_body">
      <style:text-properties fo:font-weight="normal" officeooo:rsid="01f6af36" officeooo:paragraph-rsid="01f6af36" style:font-weight-asian="normal" style:font-weight-complex="normal"/>
    </style:style>
    <style:style style:name="P54" style:family="paragraph" style:parent-style-name="Text_20_body">
      <style:paragraph-properties fo:text-align="end" style:justify-single-word="false" style:writing-mode="rl-tb"/>
      <style:text-properties officeooo:rsid="00eb6387" officeooo:paragraph-rsid="00eb6387"/>
    </style:style>
    <style:style style:name="P55" style:family="paragraph" style:parent-style-name="Standard" style:list-style-name="L6">
      <style:paragraph-properties fo:text-align="start" style:justify-single-word="false" style:writing-mode="lr-tb"/>
      <style:text-properties fo:font-size="8pt" fo:font-weight="normal" officeooo:rsid="018a738a" officeooo:paragraph-rsid="018a738a" style:font-size-asian="8pt" style:font-weight-asian="normal" style:font-size-complex="8pt" style:font-weight-complex="normal"/>
    </style:style>
    <style:style style:name="P56" style:family="paragraph" style:parent-style-name="Text_20_body" style:list-style-name="L1">
      <style:text-properties officeooo:rsid="01a94da9" officeooo:paragraph-rsid="01a94da9"/>
    </style:style>
    <style:style style:name="P57" style:family="paragraph" style:parent-style-name="Text_20_body" style:list-style-name="L2">
      <style:text-properties officeooo:rsid="01b72795" officeooo:paragraph-rsid="01b72795"/>
    </style:style>
    <style:style style:name="P58" style:family="paragraph" style:parent-style-name="Text_20_body" style:list-style-name="L3">
      <style:text-properties officeooo:rsid="01e6f1fa" officeooo:paragraph-rsid="01e6f1fa"/>
    </style:style>
    <style:style style:name="P59" style:family="paragraph" style:parent-style-name="Text_20_body" style:list-style-name="L4">
      <style:text-properties officeooo:rsid="01d9513f" officeooo:paragraph-rsid="01d9513f"/>
    </style:style>
    <style:style style:name="P60" style:family="paragraph" style:parent-style-name="Text_20_body" style:list-style-name="L5">
      <style:text-properties fo:font-weight="normal" officeooo:rsid="01f6739c" officeooo:paragraph-rsid="01f6739c" style:font-weight-asian="normal" style:font-weight-complex="normal"/>
    </style:style>
    <style:style style:name="P61" style:family="paragraph" style:parent-style-name="Text_20_body">
      <style:text-properties officeooo:rsid="01edfb30" officeooo:paragraph-rsid="01edfb30"/>
    </style:style>
    <style:style style:name="P62" style:family="paragraph" style:parent-style-name="Text_20_body">
      <style:text-properties officeooo:rsid="02008b34" officeooo:paragraph-rsid="02008b34"/>
    </style:style>
    <style:style style:name="P63" style:family="paragraph" style:parent-style-name="Text_20_body" style:list-style-name="L6">
      <style:paragraph-properties fo:text-align="start" style:justify-single-word="false" style:writing-mode="lr-tb"/>
      <style:text-properties officeooo:rsid="019e7837" officeooo:paragraph-rsid="019e7837"/>
    </style:style>
    <style:style style:name="P64" style:family="paragraph" style:parent-style-name="Heading_20_1">
      <style:text-properties officeooo:rsid="019e7837" officeooo:paragraph-rsid="019e7837"/>
    </style:style>
    <style:style style:name="T1" style:family="text">
      <style:text-properties fo:font-weight="bold" style:font-weight-asian="bold" style:font-weight-complex="bold"/>
    </style:style>
    <style:style style:name="T2" style:family="text">
      <style:text-properties fo:font-weight="bold" officeooo:rsid="0100605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100605f" style:font-weight-asian="normal" style:font-weight-complex="normal"/>
    </style:style>
    <style:style style:name="T5" style:family="text">
      <style:text-properties fo:font-weight="normal" officeooo:rsid="01a351f9" style:font-weight-asian="normal" style:font-weight-complex="normal"/>
    </style:style>
    <style:style style:name="T6" style:family="text">
      <style:text-properties fo:font-weight="normal" officeooo:rsid="01a47f4c" style:font-weight-asian="normal" style:font-weight-complex="normal"/>
    </style:style>
    <style:style style:name="T7" style:family="text">
      <style:text-properties fo:font-weight="normal" officeooo:rsid="01a4b9b7" style:font-weight-asian="normal" style:font-weight-complex="normal"/>
    </style:style>
    <style:style style:name="T8" style:family="text">
      <style:text-properties fo:font-weight="normal" officeooo:rsid="01a4f920" style:font-weight-asian="normal" style:font-weight-complex="normal"/>
    </style:style>
    <style:style style:name="T9" style:family="text">
      <style:text-properties fo:font-weight="normal" officeooo:rsid="01a6883d" style:font-weight-asian="normal" style:font-weight-complex="normal"/>
    </style:style>
    <style:style style:name="T10" style:family="text">
      <style:text-properties fo:font-weight="normal" officeooo:rsid="01ab8ebe" style:font-weight-asian="normal" style:font-weight-complex="normal"/>
    </style:style>
    <style:style style:name="T11" style:family="text">
      <style:text-properties fo:font-weight="normal" officeooo:rsid="01b33004" style:font-weight-asian="normal" style:font-weight-complex="normal"/>
    </style:style>
    <style:style style:name="T12" style:family="text">
      <style:text-properties fo:font-weight="normal" officeooo:rsid="01b35e72" style:font-weight-asian="normal" style:font-weight-complex="normal"/>
    </style:style>
    <style:style style:name="T13" style:family="text">
      <style:text-properties fo:font-weight="normal" officeooo:rsid="01bf0631" style:font-weight-asian="normal" style:font-weight-complex="normal"/>
    </style:style>
    <style:style style:name="T14" style:family="text">
      <style:text-properties fo:font-weight="normal" officeooo:rsid="01c0e255" style:font-weight-asian="normal" style:font-weight-complex="normal"/>
    </style:style>
    <style:style style:name="T15" style:family="text">
      <style:text-properties fo:font-weight="normal" officeooo:rsid="01c60ace" style:font-weight-asian="normal" style:font-weight-complex="normal"/>
    </style:style>
    <style:style style:name="T16" style:family="text">
      <style:text-properties fo:font-weight="normal" officeooo:rsid="01d0cda2" style:font-weight-asian="normal" style:font-weight-complex="normal"/>
    </style:style>
    <style:style style:name="T17" style:family="text">
      <style:text-properties fo:font-weight="normal" officeooo:rsid="01d55a9c" style:font-weight-asian="normal" style:font-weight-complex="normal"/>
    </style:style>
    <style:style style:name="T18" style:family="text">
      <style:text-properties fo:font-weight="normal" officeooo:rsid="01d9513f" style:font-weight-asian="normal" style:font-weight-complex="normal"/>
    </style:style>
    <style:style style:name="T19" style:family="text">
      <style:text-properties fo:font-weight="normal" officeooo:rsid="01e2f793" style:font-weight-asian="normal" style:font-weight-complex="normal"/>
    </style:style>
    <style:style style:name="T20" style:family="text">
      <style:text-properties fo:font-weight="normal" officeooo:rsid="01e8cdad" style:font-weight-asian="normal" style:font-weight-complex="normal"/>
    </style:style>
    <style:style style:name="T21" style:family="text">
      <style:text-properties fo:font-weight="normal" officeooo:rsid="01dd882b" style:font-weight-asian="normal" style:font-weight-complex="normal"/>
    </style:style>
    <style:style style:name="T22" style:family="text">
      <style:text-properties fo:font-weight="normal" officeooo:rsid="01eab4d5" style:font-weight-asian="normal" style:font-weight-complex="normal"/>
    </style:style>
    <style:style style:name="T23" style:family="text">
      <style:text-properties fo:font-weight="normal" officeooo:rsid="01ece9cf" style:font-weight-asian="normal" style:font-weight-complex="normal"/>
    </style:style>
    <style:style style:name="T24" style:family="text">
      <style:text-properties officeooo:rsid="01a94da9"/>
    </style:style>
    <style:style style:name="T25" style:family="text">
      <style:text-properties officeooo:rsid="01ab8ebe"/>
    </style:style>
    <style:style style:name="T26" style:family="text">
      <style:text-properties officeooo:rsid="01aba12f"/>
    </style:style>
    <style:style style:name="T27" style:family="text">
      <style:text-properties officeooo:rsid="01bb446c"/>
    </style:style>
    <style:style style:name="T28" style:family="text">
      <style:text-properties officeooo:rsid="01bd0241"/>
    </style:style>
    <style:style style:name="T29" style:family="text">
      <style:text-properties officeooo:rsid="01c13055"/>
    </style:style>
    <style:style style:name="T30" style:family="text">
      <style:text-properties officeooo:rsid="01c21c46"/>
    </style:style>
    <style:style style:name="T31" style:family="text">
      <style:text-properties officeooo:rsid="01c765a5"/>
    </style:style>
    <style:style style:name="T32" style:family="text">
      <style:text-properties officeooo:rsid="01c930cb"/>
    </style:style>
    <style:style style:name="T33" style:family="text">
      <style:text-properties officeooo:rsid="01ca9aaf"/>
    </style:style>
    <style:style style:name="T34" style:family="text">
      <style:text-properties officeooo:rsid="01cbe039"/>
    </style:style>
    <style:style style:name="T35" style:family="text">
      <style:text-properties officeooo:rsid="01cf53ae"/>
    </style:style>
    <style:style style:name="T36" style:family="text">
      <style:text-properties officeooo:rsid="01d2a409"/>
    </style:style>
    <style:style style:name="T37" style:family="text">
      <style:text-properties officeooo:rsid="01d627b6"/>
    </style:style>
    <style:style style:name="T38" style:family="text">
      <style:text-properties officeooo:rsid="01d7f847"/>
    </style:style>
    <style:style style:name="T39" style:family="text">
      <style:text-properties officeooo:rsid="01db32aa"/>
    </style:style>
    <style:style style:name="T40" style:family="text">
      <style:text-properties officeooo:rsid="01dfd396"/>
    </style:style>
    <style:style style:name="T41" style:family="text">
      <style:text-properties officeooo:rsid="01e7c143"/>
    </style:style>
    <style:style style:name="T42" style:family="text">
      <style:text-properties officeooo:rsid="01e926c7"/>
    </style:style>
    <style:style style:name="T43" style:family="text">
      <style:text-properties officeooo:rsid="01efdcea"/>
    </style:style>
    <style:style style:name="T44" style:family="text">
      <style:text-properties officeooo:rsid="01f46f58"/>
    </style:style>
    <style:style style:name="T45" style:family="text">
      <style:text-properties officeooo:rsid="01f966e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בקרת גירסאות</text:h>
      <text:p text:style-name="P11"><text:span text:style-name="T4">פ</text:span><text:span text:style-name="T3">יתוח תוכנה הוא תהליך מתמשך. אנחנו כותבים קוד, משנים ומשפרים אותו, ואז מגלים שתוך כדי השיפור – קלקלנו משהו שכבר עבד… <text:s text:c="2"/></text:span><text:span text:style-name="T2">ב</text:span><text:span text:style-name="T1">קרת גירסאות</text:span><text:span text:style-name="T3"> מאפשרת לנו לשמור את כל הגירסאות הישנות של כל קובץ במאגר שלנו, להשוות בין גירסאות, לראות מה שינינו ומתי, וגם לחזור לגירסאות קודמות אם צריך.</text:span></text:p>
      <text:p text:style-name="P15"/>
      <text:p text:style-name="P15">יותר מזה, בקרת גירסאות מאפשרת לכמה מפתחים לעבוד ביחד על אותו מאגר. כל אחד מבצע שינויים באופן עצמאי, וכשמחליטים לשלב, ממזגים את כל השינויים של כולם למאגר אחד.</text:p>
      <text:p text:style-name="P15"/>
      <text:p text:style-name="P12"><text:span text:style-name="T3">יש דרכים רבות לשמור גירסאות: אפשר פשוט לשמור ידנית עותק מכל קובץ שעובדים עליו, אבל זה יוצר בלגן בתיקיה. אם אתם כותבים מאמר בויקיפדיה, הגירסאות הישנות נשמרות אוטומטית; </text:span><text:span text:style-name="T6">גם</text:span><text:span text:style-name="T3"> גוגל דרייב שומר גירסאות </text:span><text:span text:style-name="T5">של קבצים שאתם כותבים שם. </text:span><text:span text:style-name="T6">אבל הם לא מאפשרים לכם לעבוד על קבצים שלכם. </text:span><text:span text:style-name="T3">דרופבוקס שומר גירסאות ישנות למשך 30 יום בלבד, </text:span><text:span text:style-name="T6">והשמירה מתבצעת אוטומטית – לא לפי בחירתכם. <text:s text:c="2"/></text:span></text:p>
      <text:p text:style-name="P13"><text:span text:style-name="T6">ב</text:span><text:span text:style-name="T3">בקרת גירסאות של קוד, חשוב שתהיה לנו אפשרות להחליט מתי אנחנו רוצים לשמור גירסה. רצוי שנשמור גירסה של קוד עובד ובדוק, כך שאם מחר נקלקל משהו – נוכל לחזור לגירסה שאנחנו יודעים שעבדה טוב היום. </text:span></text:p>
      <text:p text:style-name="P16"/>
      <text:p text:style-name="P11"><text:span text:style-name="T3">ישנן מערכות רבות לבקרת גירסאות </text:span><text:span text:style-name="T6">המאפשרות לכם שמירה של הגירסה לפי בחירתכם. למשל</text:span><text:span text:style-name="T3">: </text:span><text:span text:style-name="T7">CVS, SubVersion</text:span><text:span text:style-name="T3">, Git, </text:span><text:span text:style-name="T8">Mercurial</text:span><text:span text:style-name="T3">. בקורס זה נתמקד במערכת Git </text:span><text:span text:style-name="T9">(גיט).</text:span></text:p>
      <text:p text:style-name="P17"/>
      <text:p text:style-name="P14"><text:span text:style-name="T9">ב</text:span><text:span text:style-name="T3">תחילת השיעור נלמד איך לעבוד עם גיט באופן פרטי, כמתכנת יחיד. </text:span></text:p>
      <text:p text:style-name="P18">בהמשך נלמד איך לשתף פעולה עם מתכנתים נוספים.</text:p>
      <text:p text:style-name="P8"><text:span text:style-name="T10">א. </text:span><text:span text:style-name="T11">יצירת מאגר חדש - </text:span><text:span text:style-name="T3">repository</text:span></text:p>
      <text:p text:style-name="P21">כדי להתחיל לעבוד עם גיט צריך ליצור מאגר חדש. בשפה של גיט, מאגר נקרא <text:span text:style-name="T1">repository</text:span>. זהו המקום שבו נשמרים כל הקבצים שלכם וכל הגירסאות הישנות והחדשות שלהם.</text:p>
      <text:p text:style-name="P21">אנחנו נשמור את כל המאגרים שלנו באתר חינמי שנקרא github (גיטהאב). <text:s/>פיתחו חשבון בגיטהאב, היכנסו לחשבון שלכם וצרו מאגר חדש (לחצו בצד ימין למעלה על + ועל New Repository). <text:s/>תנו שם למאגר שלכם, <text:span text:style-name="T24">כיתבו תיאור, והוסיפו לו שני קבצים - </text:span></text:p>
      <text:list xml:id="list6021142646390913101" text:style-name="L1">
        <text:list-item>
          <text:p text:style-name="P56">קובץ Readme.md – הקובץ הזה יהיה "חלון הראווה" של המאגר שלכם ויסביר מה יש בו.</text:p>
        </text:list-item>
        <text:list-item>
          <text:p text:style-name="P56">קובץ .gitignore <text:s/>- נסביר בהמשך מה התפקיד שלו. בחרו את הקובץ המתאים לשפת Java.</text:p>
        </text:list-item>
      </text:list>
      <text:p text:style-name="P22">ברכות! יש לכם מאגר חדש. אתם יכולים לראות את שני הקבצים במאגר בממשק-ווב של גיטהאב.</text:p>
      <text:p text:style-name="P22"/>
      <text:p text:style-name="P2"><text:span text:style-name="T10">ב. </text:span><text:span text:style-name="T11">יצירת גירסה חדשה - </text:span><text:span text:style-name="T3">commit</text:span></text:p>
      <text:p text:style-name="P20">הפעולה הבסיסית שבעזרתה שומרים גירסה בגיט היא – commit. <text:span text:style-name="T25">בכל פעם שאתם מעדכנים קובץ אחד או כמה קבצים קשורים זה לזה, אתם יכולים "להגיש" את השינויים שלכם על-ידי פקודת commit. השינויים ייכנסו למאגר, אבל הגירסאות הישנות יישמרו.</text:span></text:p>
      <text:p text:style-name="P23">כדוגמה, אתם יכולים לבצע commit מתוך גיטהאב. לכו לקובץ Readme.md שבמאגר שלכם, לחצו על כפתור העריכה בצד ימין למעלה, והוסיפו כמה מילים. בתחתית, כיתבו משפט שמסביר מה שיניתם, כגון "add a few words to the readme”. <text:s/><text:span text:style-name="T26">הגישו את הטופס. אתם אמורים עכשיו לראות את הגירסה החדשה של הקובץ שלכם. </text:span></text:p>
      <text:p text:style-name="P23"/>
      <text:p text:style-name="P3"><text:span text:style-name="T11">ג</text:span><text:span text:style-name="T10">. </text:span><text:span text:style-name="T11">צפיה בגירסאות ישנות – </text:span><text:span text:style-name="T12">h</text:span><text:span text:style-name="T11">istory, </text:span><text:span text:style-name="T12">b</text:span><text:span text:style-name="T11">lame</text:span></text:p>
      <text:p text:style-name="P48">כדי לראות את הגירסאות הישנות, אפשר ללחוץ על History. <text:s/>אתם אמורים לראות שם שתי גירסאות: הגירסה הישנה והחדשה. עבור כל גירסה, המערכת שומרת את הנתונים הבאים:</text:p>
      <text:list xml:id="list7621589100043154327" text:style-name="L2">
        <text:list-item>
          <text:p text:style-name="P57">מזהה ייחודי <text:span text:style-name="T27">של הגירסה. המזהה נוצר מתוך הגירסה בצורה מתוחכמת שאמורה למנוע זיוף.</text:span></text:p>
        </text:list-item>
        <text:list-item>
          <text:p text:style-name="P57">הסבר במילים – <text:span text:style-name="T28">אותו </text:span>הסבר שכתבתם כשהגשתם את הגירסה.</text:p>
        </text:list-item>
        <text:list-item>
          <text:p text:style-name="P57">מי הגיש את הגירסה; במקרה זה – אתם.</text:p>
        </text:list-item>
        <text:list-item>
          <text:p text:style-name="P57">מתי הוגשה הגירסה.</text:p>
        </text:list-item>
      </text:list>
      <text:p text:style-name="P48">אם תלחצו על הכותרת של הגירסה החדשה, תראו מה בדיוק שיניתם: בצבע אדום הגירסה הישנה ובצבע ירוק הגירסה החדשה. המערכת מראה לכם כל שורה שהשתנתה, ובתוך כל שורה – כל מילה שהשתנתה. <text:s/>האפשרות הזאת לראות מה בדיוק השתנה היא מאד שימושית כאשר עובדים עם קבצים גדולים.</text:p>
      <text:p text:style-name="P24">בתצוגה שמראה לכם את ההבדלים בין הגירסאות, אתם יכולים להוסיף הערות. זה שימושי כשעובדים בצוותים. למשל, אם מישהו אחר בצוות עשה שינוי שאתם לא מבינים, אפשר להוסיף לו הערה "למה שינית?!”. </text:p>
      <text:p text:style-name="P26">הערה: גיטהאב מראה לכם את השינויים מכל גירסה לגירסה שלפניה. אפשר גם להשוות בין גירסאות מרוחקות יותר (למשל הגירסה של היום לעומת הגירסה של לפני 3 ימים). לפירוט ראו בתיעוד: <text:a xlink:type="simple" xlink:href="https://help.github.com/articles/comparing-commits-across-time/" text:style-name="Internet_20_link" text:visited-style-name="Visited_20_Internet_20_Link">https://help.github.com/articles/comparing-commits-across-time/</text:a></text:p>
      <text:p text:style-name="P25">דרך נוספת לראות את ההיסטוריה של הקובץ היא ללחוץ על Blame. אתם אמורים לראות שם את הקובץ, כאשר ליד כל שורה כתוב מי "אשם" בשורה הזאת – מי האחרון ששינה אותה, ומתי. במקרה זה, תראו ששתי השורות השתנו על-ידכם - השורה הראשונה בקובץ (שורת הכותרת) השתנתה קודם, והשורה השניה השתנתה מאוחר יותר. <text:s text:c="2"/>כשעובדים בצוותים, והתוכנית פתאום מפסיקה לעבוד, זה מאד עוזר שיודעים את מי להאשים (כמובן צריך "להאשים" בצורה מכובדת ולשמור על אוירה נעימה בצוות, אבל זה כבר נושא לקורס אחר...).</text:p>
      <text:p text:style-name="P40">אפשר גם לראות את כל המאגר כפי שהיה בזמן הגשת גירסה מסויימת; לחצו על Browse files.</text:p>
      <text:p text:style-name="P25"/>
      <text:p text:style-name="P4"><text:span text:style-name="T14">ד</text:span><text:span text:style-name="T10">. </text:span><text:span text:style-name="T15">העתקת </text:span><text:span text:style-name="T13">מאגר </text:span><text:span text:style-name="T15">ל</text:span><text:span text:style-name="T13">מחשב מקומי - clone</text:span></text:p>
      <text:p text:style-name="P27">ראינו איך ליצור גירסאות חדשות <text:span text:style-name="T31">של קבצים דרך </text:span>גיטהאב. <text:span text:style-name="T29">זה טוב לתיקונים קטנים בקבצים בודדים, אבל לא לעבודה על מאגרים גדולים. כדי לעבוד על מאגרים גדולים אנחנו צריכים להעתיק אותם למחשב שלנו. הפעולה של העתקת מאגר שלם מהשרת המרכזי למחשב הפרטי שלנו נקראת clone - “שיבוט".</text:span></text:p>
      <text:p text:style-name="P28">ניתן לבצע אותה דרך אקליפס: <text:span text:style-name="T30">קודם-כל פתחו את תצוגת מאגרי גיט – (Window – Show View – Git Repositories). לחצו על המשולש בצד ימין למעלה ובחרו באפשרות "Clone a repository”. הכניסו את הכתובת של המאגר בגיטהאב, שהיא מהצורה הבאה:</text:span></text:p>
      <text:p text:style-name="P19">https://github.com/&lt;username&gt;/&lt;repository&gt;.git</text:p>
      <text:p text:style-name="P29">כאשר username הוא שם המשתמש שלכם בגיטהאב, וrepository הוא <text:s/>השם שנתתם למאגר. אפשר לקבל קישור זה ישירות מגיטהאב ע"י לחיצה על הכפתור הירוק בצד ימין "Clone or download”.</text:p>
      <text:p text:style-name="P31">כל מאגר של גיט מועתק לתיקיה על המחשב שלכם, ששמה כשם המאגר. <text:s text:c="4"/></text:p>
      <text:p text:style-name="P30"><text:span text:style-name="T32">כל מאגר ששיבטתם דרך אקליפס מופיע </text:span>גם בתוך אקליפס, בתצוגת מאגרי גיט. תוכלו לראות את הקבצים דרך ה Working Tree.</text:p>
      <text:p text:style-name="P38"><text:span text:style-name="T40">תרגיל כיתה: </text:span><text:s/><text:span text:style-name="T35">צרו </text:span>פרוייקט <text:span text:style-name="T33">ג’אבה </text:span>חדש <text:span text:style-name="T35">והעתיקו </text:span>אותו לתיקיה של המאגר שלכם. <text:span text:style-name="T36">העתיקו לשם קבצים שכתבתם בעבר, למשל המחלקות של המונום והפולינום שכתבנו באחד השיעורים הקודמים.</text:span></text:p>
      <text:p text:style-name="P49">אתם יכולים להגיש גירסאות גם מתוך אקליפס – פשוט צריך לחפש בתפריט את האפשרות "commit”. לתהליך יש שני שלבים:</text:p>
      <text:list xml:id="list4126154750090145667" text:style-name="L3">
        <text:list-item>
          <text:p text:style-name="P58">הוספת קבצים ל"במה" (stage) – פעולה שנקראת גם add – בפעולה זו אתם בוחרים איזה שינויים אתם רוצים להכליל בגירסה.</text:p>
        </text:list-item>
        <text:list-item>
          <text:p text:style-name="P58">הגשת הגירסה – עם כל השינויים שנמצאים על ה"במה". יש <text:span text:style-name="T34">לכתוב הערה שמסבירה מה שיניתם, וללחוץ על "commit”. </text:span></text:p>
        </text:list-item>
      </text:list>
      <text:p text:style-name="P42"><text:span text:style-name="T34">אפשר לראות הסטוריה של כל קובץ דרך תפריט-ימני Team, <text:s text:c="2"/></text:span>או תפריט-ימני Show In History.</text:p>
      <text:p text:style-name="P37">שימו לב – בגיט אתם <text:span text:style-name="T41">יכולים להגיש </text:span>גירסה הכוללת כמה קבצים בו-זמנית (בניגוד למערכות אחרות כגון מדיה-ויקי, דרופבוקס או גוגל-דרייב, השומרות גירסאות של כל קובץ בנפרד). שמירת גירסאות של כמה קבצים בו-זמנית חשובה במיוחד במערכות תוכנה, שבהם לפעמים שינוי יכול להשפיע על הרבה קבצים.</text:p>
      <text:p text:style-name="P39"><text:span text:style-name="T1">הערה</text:span>: אפשר להשתמש בגיט גם משורת-הפקודה. כדי לעשות זאת מתוך אקליפס, אפשר להתקין את פלאג-אין לאקליפס בשם GONSOLE בכתובת <text:a xlink:type="simple" xlink:href="http://rherrmann.github.io/gonsole" text:style-name="Internet_20_link" text:visited-style-name="Visited_20_Internet_20_Link">http://rherrmann.github.io/gonsole</text:a> .</text:p>
      <text:p text:style-name="P6"><text:span text:style-name="T19">ה</text:span><text:span text:style-name="T10">. </text:span><text:span text:style-name="T19">חזרה לגירסה קודמת – checkout</text:span></text:p>
      <text:p text:style-name="P41"><text:span text:style-name="T3">אם יש לכם באג ואתם לא יודעים מתי הוא נכנס לתוכנה, פתרון אפשרי הוא לחזור אחורה בזמן לנקודה שבה אתם יודעים שהתוכנה עבדה היטב. <text:s text:c="2"/>הפעולה שמשתמשים בה למטרה זו היא </text:span><text:span text:style-name="T1">checkout</text:span><text:span text:style-name="T3"> (באקליפס, כפתור ימני על שם המאגר, Show In – History, מצאו את הגירסה שאתם רוצים לחזור אליה, כפתור ימני ו Checkout).</text:span></text:p>
      <text:p text:style-name="P7"><text:span text:style-name="T22">ו</text:span><text:span text:style-name="T10">. </text:span><text:span text:style-name="T16">סיכום ביניים</text:span></text:p>
      <text:p text:style-name="P32">ראינו שאפשר ליצור מאגר חדש בגיטהאב, לערוך קבצים ולהגיש גירסאות ולראות הסטוריה.</text:p>
      <text:p text:style-name="P32">ראינו שאפשר לשבט מאגר למחשב המקומי, וגם שם אפשר לערוך ולהגיש גירסאות ולראות הסטוריה.</text:p>
      <text:p text:style-name="P33">שאלה מעניינת היא: <text:span text:style-name="T39">מתי כדאי להגיש גירסה חדשה (commit)?</text:span></text:p>
      <text:p text:style-name="P36"><text:span text:style-name="T3">ההמלצה המקובלת היא להגיש גירסה חדשה בכל פעם שמסיימים שינוי ממוקד בתוכנה, כגון: תיקון של באג מסויים או תוספת של יכולת חדשה. </text:span><text:span text:style-name="T21">בהערה של הגשת הגירסה, יש לכתוב מה שינינו. כך יהיה קל להבין את ההסטוריה של הפרוייקט, ואם צריך – גם לחזור אחורה בזמן.</text:span></text:p>
      <text:p text:style-name="P9"/>
      <text:p text:style-name="P7"><text:span text:style-name="T22">ז</text:span><text:span text:style-name="T10">. </text:span><text:span text:style-name="T20">יצירת ענפים – branch</text:span></text:p>
      <text:p text:style-name="P43">לפעמים אנחנו רוצים לעבוד על כמה שינויים נפרדים בו-זמנית. למשל, להוסיף מאפיינים חדשים לתוכנה, ובו-זמנית לתקן באגים בגירסה הישנה. <text:s text:c="2"/>גיט מאפשר לנו לעשות זאת ע"י פתיחת <text:span text:style-name="T1">ענפים</text:span> – branch. <text:s text:c="2"/>מתוך אקליפס, אפשר לפתוח ענף חדש ע"י תפריט-ימני – Switch to – New Branch. <text:s text:c="2"/>נותנים שם לענף החדש ומתחילים לעבוד איתו. <text:s/><text:span text:style-name="T42">משנים קבצים ומגישים את השינויים (ע"י commit). <text:s/></text:span></text:p>
      <text:p text:style-name="P44">אם רוצים לעבור לענף אחר, עושים שוב Switch to ובוחרים את שם הענף.</text:p>
      <text:p text:style-name="P45">מעבר בין ענפים יכול לעשות את יום העבודה שלכם מעניין ומשעשע – בכל פעם שאתם משתעממים מעבודה על נושא מסויים – אתם יכולים לעבור לנושא אחר וחזרה…</text:p>
      <text:p text:style-name="P46">שימו לב – ענף הוא בסה"כ תוית לגירסה (commit). הוא מאפשר לנו לקרוא לגירסה בשם משמעותי במקום במזהה הייחודי שלה. לכן, כשמוחקים ענף, הגירסה לא נמחקת – רק התוית נמחקת.</text:p>
      <text:p text:style-name="Heading_20_2">ח. מיזוג ענפים – merge</text:p>
      <text:p text:style-name="P61">אחרי שסיימנו לעבוד על ענף, אנחנו יכולים למזג אותו לתוך ענף אחר (בד"כ הענף הראשי) ע"י פעולת merge.</text:p>
      <text:p text:style-name="P62">גיט יעשה כמיטב יכולתו למזג את השינויים; אם השינויים הם בקבצים שונים, או אפילו באיזורים שונים באותו קובץ, גיט כנראה יצליח למזג אותם נכון. אבל אם השינויים הם באותה שורה באותו קובץ, גיט לא יידע מה לעשות ויתריע על עימות – conflict, ואז אנחנו נצטרך למזג את השורות ידנית.</text:p>
      <text:p text:style-name="P5"><text:span text:style-name="T23">ט</text:span><text:span text:style-name="T10">. </text:span><text:span text:style-name="T17">תיאום בין עותקים – </text:span><text:span text:style-name="T18">pull, push</text:span></text:p>
      <text:p text:style-name="P34">כשאתם מגישים <text:span text:style-name="T37">גירסה מהמחשב המקומי שלכם (למשל </text:span>מאקליפס<text:span text:style-name="T37">)</text:span>, אתם רואים חץ קטן ליד שם המאגר, <text:span text:style-name="T38">שאומר </text:span>לכם שהעותק שלכם מתקדם יותר מהעותק <text:span text:style-name="T38">המרוחק</text:span>. </text:p>
      <text:p text:style-name="P34">כשאתם מגישים במקביל מה<text:span text:style-name="T38">עותק המרוחק (למשל גיטהאב) ואז מסתכלים באקליפס, אתם רואים חץ קטן שאומר לכם שהעותק שלכם מאחר לעומת העותק המרוחק.</text:span></text:p>
      <text:p text:style-name="P35">איך אפשר לתאם בין העותקים, כך שבכל עותק יהיו כל השינויים?</text:p>
      <text:p text:style-name="P35">ישנן שתי פעולות שמאפשרות לנו לבצע תיאום זה:</text:p>
      <text:list xml:id="list4794080532118955602" text:style-name="L4">
        <text:list-item>
          <text:p text:style-name="P59">pull – “משיכת" שינויים מהעותק המרכזי של המאגר לעותק המקומי שלנו.</text:p>
        </text:list-item>
        <text:list-item>
          <text:p text:style-name="P59">push - “דחיפת" שינויים מהעותק המקומי שלנו לעותק המרכזי.</text:p>
        </text:list-item>
      </text:list>
      <text:p text:style-name="P35">יש לבצע פעולות אלו לפי הסדר – קודם למשוך ואחר-כך לדחוף. אם נעשה כך, נראה שגם על המחשב שלנו וגם בגיטהאב נמצאים כל השינויים שביצענו.</text:p>
      <text:p text:style-name="P47">כשדוחפים ענף מסויים, נדחפות כל הגירסאות החל מהענף הזה ועד לגירסה שכבר נמצאת על העותק המרוחק; <text:span text:style-name="T43">גיט מספיק חכם כדי לדעת לא לדחוף גירסאות שכבר נמצאות שם.</text:span></text:p>
      <text:p text:style-name="P10"><text:span text:style-name="T44">י</text:span>. <text:span text:style-name="T44">שיכפול מאגר של מישהו אחר - fork</text:span></text:p>
      <text:p text:style-name="P51">בגיטהאב ישנם מאגרים רבים שיוצריהם מפרסמים אותם ברישיון של קוד פתוח. אתר גיטהאב מאפשר לכל אחד לשכפל כל מאגר שנמצא בגיטהאב ע"י לחיצה על כפתור fork. <text:s/>לאחר השיכפול, יווצר אצלכם עותק של המאגר המקורי, ותוכלו לעבוד בו ולהגיש לו שינויים בלי שזה ישפיע על המאגר המקורי.</text:p>
      <text:p text:style-name="P52">אם אתם רוצים למזג את השינויים שלכם למאגר המקורי, תצטרכו לבצע pull request – "בקשה למשיכה". בזה אתם מבקשים מבעל המאגר המקורי שימשוך את השינויים שלכם. אם הוא מסכים, אז השינויים שלכם יתמזגו למאגר המקורי, ושמכם יופיע כתורמים למאגר זה. </text:p>
      <text:p text:style-name="P53">למה כדאי לתרום לפרוייקטי קוד פתוח? קודם-כל, כי זה כיף לראות את שמכם ברשימת התורמים. אבל יש גם רווח יותר חומרי: אם תלכו להתראיין בחברות גדולות כגון גוגל, ייתכן שיבקשו מכם להראות דוגמת קוד שכתבתם. זה מאד ירשים את המראיינים אם תראו להם שהייתה לכם תרומה משמעותית לפרוייקט קוד פתוח, בפרט אם מדובר בפרוייקט גדול שהרבה אנשים משתמשים בו.</text:p>
      <text:p text:style-name="P51"><text:span text:style-name="T45">נסכם עכשיו את ההבדלים בין </text:span>שלושת הדרכים שראינו עד כה לפצל את העבודה על מאגר:</text:p>
      <text:list xml:id="list7370461616768923978" text:style-name="L5">
        <text:list-item>
          <text:p text:style-name="P60"><text:span text:style-name="T1">branch </text:span>– יצירת ענף חדש בעץ-הגירסאות של מאגר נתון; משמש בדרך-כלל לפיצול עבודה של אדם יחיד על מחשב יחיד.</text:p>
        </text:list-item>
        <text:list-item>
          <text:p text:style-name="P60"><text:span text:style-name="T1">clone</text:span> – שיכפול מאגר למחשב מרוחק; משמש בדרך-כלל לפיצול עבודה של אדם יחיד על מחשבים שונים (למשל המחשב האישי והמחשב של גיטהאב).</text:p>
        </text:list-item>
        <text:list-item>
          <text:p text:style-name="P60"><text:span text:style-name="T1">fork</text:span> – שיכפול מאגר בגיטהאב; משמש בדרך-כלל לעבודה של שני אנשים שונים.</text:p>
        </text:list-item>
      </text:list>
      <text:p text:style-name="P50"/>
      <text:p text:style-name="Heading_20_2">מקורות </text:p>
      <text:list xml:id="list3129147189757825871" text:style-name="L6">
        <text:list-item>
          <text:p text:style-name="P63">How to use GIT, Udacity course:<text:line-break/><text:a xlink:type="simple" xlink:href="https://classroom.udacity.com/courses/ud775/lessons/2980038599/concepts/29607789250923" text:style-name="Internet_20_link" text:visited-style-name="Visited_20_Internet_20_Link">https://classroom.udacity.com/courses/ud775/lessons/2980038599/concepts/29607789250923</text:a></text:p>
          <text:p text:style-name="P55"><text:line-break/></text:p>
        </text:list-item>
      </text:list>
      <text:p text:style-name="P54">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899e3b" officeooo:paragraph-rsid="018872b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1-15T11:44:06.125181521</dc:date>
    <meta:editing-duration>P5DT17H5M1S</meta:editing-duration>
    <meta:editing-cycles>452</meta:editing-cycles>
    <meta:document-statistic meta:table-count="0" meta:image-count="0" meta:object-count="0" meta:page-count="1" meta:paragraph-count="79" meta:word-count="1709" meta:character-count="9920" meta:non-whitespace-character-count="8220"/>
  </office:meta>
</office:document-meta>
</file>